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c4d565b2-b9ec-49e8-9f4a-8a858b4c22da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d1bc5d09-efea-43c9-bee3-c29a35e9d9c9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f589cc03-331c-46d0-83ea-303751cf51a9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42ef5581-9a18-473c-888d-4ff454d328b7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d353f41-cfd8-4911-9f8c-b30c8a491671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411b33cb-7daa-448a-a165-7936b93887d4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a13ad070-714d-4a32-8a0f-b0daede86619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